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0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467299010618752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4083408558608E-017" calcext:value-type="float">
            <text:p>1.04083408558608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467299010618753" calcext:value-type="float">
            <text:p>0.00467299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53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53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54" calcext:value-type="float">
            <text:p>1.0000000064</text:p>
          </table:table-cell>
          <table:table-cell table:style-name="ce3" office:value-type="float" office:value="0.0000222341195694753" calcext:value-type="float">
            <text:p>2.22341195694753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9304487" calcext:value-type="float">
            <text:p>3483.038093044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930448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03089" calcext:value-type="float">
            <text:p>0.9999998614</text:p>
          </table:table-cell>
          <table:table-cell table:style-name="ce3" office:value-type="float" office:value="-0.000000364537889208094" calcext:value-type="float">
            <text:p>-3.64537889208094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63234477" calcext:value-type="float">
            <text:p>2.630201632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63234477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style-name="ce3" office:value-type="float" office:value="0.999999997761541" calcext:value-type="float">
            <text:p>0.9999999978</text:p>
          </table:table-cell>
          <table:table-cell table:style-name="ce3" office:value-type="float" office:value="-0.00000779663878347492" calcext:value-type="float">
            <text:p>-7.79663878347492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9304487" calcext:value-type="float">
            <text:p>3483.03809304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8622" calcext:value-type="float">
            <text:p>1.0000000086</text:p>
          </table:table-cell>
          <table:table-cell table:formula="of:=[.M33]-[.O33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3234477" calcext:value-type="float">
            <text:p>2.6302016323</text:p>
          </table:table-cell>
          <table:table-cell/>
          <table:table-cell table:style-name="ce3" office:value-type="float" office:value="1.00000004852024" calcext:value-type="float">
            <text:p>1.0000000485</text:p>
          </table:table-cell>
          <table:table-cell table:style-name="ce3" office:value-type="float" office:value="0.000000127618011713793" calcext:value-type="float">
            <text:p>1.27618011713793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63234477" calcext:value-type="float">
            <text:p>2.6302016323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12882856" calcext:value-type="float">
            <text:p>0.9999998129</text:p>
          </table:table-cell>
          <table:table-cell table:formula="of:=[.M36]-[.O36]" office:value-type="float" office:value="-0.00000049215591024776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style-name="ce3" office:value-type="float" office:value="0.999999999998618" calcext:value-type="float">
            <text:p>1</text:p>
          </table:table-cell>
          <table:table-cell table:style-name="ce3" office:value-type="float" office:value="-0.00000000481350070913322" calcext:value-type="float">
            <text:p>-4.8135007091332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5305" calcext:value-type="float">
            <text:p>3483.038085253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5305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style-name="ce3" office:value-type="float" office:value="0.999999999970538" calcext:value-type="float">
            <text:p>1</text:p>
          </table:table-cell>
          <table:table-cell table:style-name="ce3" office:value-type="float" office:value="-0.0000000000774917907619965" calcext:value-type="float">
            <text:p>-7.7491790761996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04028" calcext:value-type="float">
            <text:p>2.6302017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0402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305" calcext:value-type="float">
            <text:p>3483.0380852531</text:p>
          </table:table-cell>
          <table:table-cell/>
          <table:table-cell table:style-name="ce4" table:formula="of:=[.F33]" office:value-type="float" office:value="3483.03809304487" calcext:value-type="float">
            <text:p>3483.0380930449</text:p>
          </table:table-cell>
          <table:table-cell/>
          <table:table-cell table:formula="of:=[.M57]/[.O57]" office:value-type="float" office:value="0.999999997762924" calcext:value-type="float">
            <text:p>0.9999999978</text:p>
          </table:table-cell>
          <table:table-cell table:formula="of:=[.M57]-[.O57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04028" calcext:value-type="float">
            <text:p>2.63020176</text:p>
          </table:table-cell>
          <table:table-cell/>
          <table:table-cell table:style-name="ce4" table:formula="of:=[.F36]" office:value-type="float" office:value="2.63020163234477" calcext:value-type="float">
            <text:p>2.6302016323</text:p>
          </table:table-cell>
          <table:table-cell/>
          <table:table-cell table:formula="of:=[.M60]/[.O60]" office:value-type="float" office:value="1.0000000485497" calcext:value-type="float">
            <text:p>1.0000000485</text:p>
          </table:table-cell>
          <table:table-cell table:formula="of:=[.M60]-[.O60]" office:value-type="float" office:value="0.000000127695510165893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305" calcext:value-type="float">
            <text:p>3483.0380852531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493" calcext:value-type="float">
            <text:p>1.0000000064</text:p>
          </table:table-cell>
          <table:table-cell table:formula="of:=[.M69]-[.O69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04028" calcext:value-type="float">
            <text:p>2.63020176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3255" calcext:value-type="float">
            <text:p>0.9999998614</text:p>
          </table:table-cell>
          <table:table-cell table:formula="of:=[.M72]-[.O72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89" calcext:value-type="float">
            <text:p>3483.038085248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89" calcext:value-type="float">
            <text:p>3483.03808524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0988" calcext:value-type="float">
            <text:p>2.630201760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600988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9" calcext:value-type="float">
            <text:p>3483.038085248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3" calcext:value-type="float">
            <text:p>1.0000000064</text:p>
          </table:table-cell>
          <table:table-cell table:style-name="ce3" office:value-type="float" office:value="0.000022234785319597" calcext:value-type="float">
            <text:p>2.223478531959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38919" calcext:value-type="float">
            <text:p>3483.038085389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8538919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0988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4802" calcext:value-type="float">
            <text:p>0.9999998615</text:p>
          </table:table-cell>
          <table:table-cell table:style-name="ce3" office:value-type="float" office:value="-0.000000364401875341258" calcext:value-type="float">
            <text:p>-3.64401875341258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5780908" calcext:value-type="float">
            <text:p>2.630201757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7578090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9" calcext:value-type="float">
            <text:p>3483.0380852489</text:p>
          </table:table-cell>
          <table:table-cell/>
          <table:table-cell table:style-name="ce3" office:value-type="float" office:value="3483.03808538919" calcext:value-type="float">
            <text:p>3483.0380853892</text:p>
          </table:table-cell>
          <table:table-cell/>
          <table:table-cell table:style-name="ce3" office:value-type="float" office:value="0.999999999959721" calcext:value-type="float">
            <text:p>1</text:p>
          </table:table-cell>
          <table:table-cell table:style-name="ce3" office:value-type="float" office:value="-0.000000140292286232579" calcext:value-type="float">
            <text:p>-1.4029228623257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38919" calcext:value-type="float">
            <text:p>3483.0380853892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642401" calcext:value-type="float">
            <text:p>1.0000000064</text:p>
          </table:table-cell>
          <table:table-cell table:formula="of:=[.M33]-[.O33]" office:value-type="float" office:value="0.0000223750803343137" calcext:value-type="float">
            <text:p>2.2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0988" calcext:value-type="float">
            <text:p>2.6302017601</text:p>
          </table:table-cell>
          <table:table-cell/>
          <table:table-cell table:style-name="ce3" office:value-type="float" office:value="2.63020175780908" calcext:value-type="float">
            <text:p>2.6302017578</text:p>
          </table:table-cell>
          <table:table-cell/>
          <table:table-cell table:style-name="ce3" office:value-type="float" office:value="1.00000000087055" calcext:value-type="float">
            <text:p>1.0000000009</text:p>
          </table:table-cell>
          <table:table-cell table:style-name="ce3" office:value-type="float" office:value="0.0000000022897186369164" calcext:value-type="float">
            <text:p>2.289718636916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5780908" calcext:value-type="float">
            <text:p>2.6302017578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60584251" calcext:value-type="float">
            <text:p>0.9999998606</text:p>
          </table:table-cell>
          <table:table-cell table:formula="of:=[.M36]-[.O36]" office:value-type="float" office:value="-0.000000366691600195423" calcext:value-type="float">
            <text:p>-3.6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9" calcext:value-type="float">
            <text:p>3483.0380852489</text:p>
          </table:table-cell>
          <table:table-cell/>
          <table:table-cell table:style-name="ce3" office:value-type="float" office:value="3483.03808524907" calcext:value-type="float">
            <text:p>3483.0380852491</text:p>
          </table:table-cell>
          <table:table-cell/>
          <table:table-cell table:style-name="ce3" office:value-type="float" office:value="0.999999999999952" calcext:value-type="float">
            <text:p>1</text:p>
          </table:table-cell>
          <table:table-cell table:style-name="ce3" office:value-type="float" office:value="-0.000000000166437530424446" calcext:value-type="float">
            <text:p>-1.6643753042444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4907" calcext:value-type="float">
            <text:p>3483.038085249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490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0988" calcext:value-type="float">
            <text:p>2.6302017601</text:p>
          </table:table-cell>
          <table:table-cell/>
          <table:table-cell table:style-name="ce3" office:value-type="float" office:value="2.63020176010556" calcext:value-type="float">
            <text:p>2.6302017601</text:p>
          </table:table-cell>
          <table:table-cell/>
          <table:table-cell table:style-name="ce3" office:value-type="float" office:value="0.999999999997431" calcext:value-type="float">
            <text:p>1</text:p>
          </table:table-cell>
          <table:table-cell table:style-name="ce3" office:value-type="float" office:value="-0.0000000000067577055062884" calcext:value-type="float">
            <text:p>-6.757705506288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10556" calcext:value-type="float">
            <text:p>2.63020176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10556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7" calcext:value-type="float">
            <text:p>3483.0380852491</text:p>
          </table:table-cell>
          <table:table-cell/>
          <table:table-cell table:style-name="ce4" table:formula="of:=[.F33]" office:value-type="float" office:value="3483.03808538919" calcext:value-type="float">
            <text:p>3483.0380853892</text:p>
          </table:table-cell>
          <table:table-cell/>
          <table:table-cell table:formula="of:=[.M57]/[.O57]" office:value-type="float" office:value="0.999999999959771" calcext:value-type="float">
            <text:p>1</text:p>
          </table:table-cell>
          <table:table-cell table:formula="of:=[.M57]-[.O57]" office:value-type="float" office:value="-0.000000140120391733944" calcext:value-type="float">
            <text:p>-1.4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556" calcext:value-type="float">
            <text:p>2.6302017601</text:p>
          </table:table-cell>
          <table:table-cell/>
          <table:table-cell table:style-name="ce4" table:formula="of:=[.F36]" office:value-type="float" office:value="2.63020175780908" calcext:value-type="float">
            <text:p>2.6302017578</text:p>
          </table:table-cell>
          <table:table-cell/>
          <table:table-cell table:formula="of:=[.M60]/[.O60]" office:value-type="float" office:value="1.00000000087312" calcext:value-type="float">
            <text:p>1.0000000009</text:p>
          </table:table-cell>
          <table:table-cell table:formula="of:=[.M60]-[.O60]" office:value-type="float" office:value="0.00000000229647989513637" calcext:value-type="float">
            <text:p>2.3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7" calcext:value-type="float">
            <text:p>3483.0380852491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378" calcext:value-type="float">
            <text:p>1.0000000064</text:p>
          </table:table-cell>
          <table:table-cell table:formula="of:=[.M69]-[.O69]" office:value-type="float" office:value="0.0000222349599425797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556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5737" calcext:value-type="float">
            <text:p>0.9999998615</text:p>
          </table:table-cell>
          <table:table-cell table:formula="of:=[.M72]-[.O72]" office:value-type="float" office:value="-0.00000036439512030028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.55646350710456E-034" calcext:value-type="float">
            <text:p>2.55646350710456E-034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.55646350710456E-034" calcext:value-type="float">
            <text:p>2.55646350710456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02" calcext:value-type="float">
            <text:p>2.630201760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6010602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4.53667367676418E-035" calcext:value-type="float">
            <text:p>4.53667367676418E-03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4.53667367676418E-035" calcext:value-type="float">
            <text:p>4.53667367676418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6" calcext:value-type="float">
            <text:p>1.0000000064</text:p>
          </table:table-cell>
          <table:table-cell table:style-name="ce3" office:value-type="float" office:value="0.0000222348958232033" calcext:value-type="float">
            <text:p>2.22348958232033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6964" calcext:value-type="float">
            <text:p>3483.038085269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8526964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55646350710456E-034" calcext:value-type="float">
            <text:p>2.55646350710456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2.55646350710456E-034" calcext:value-type="float">
            <text:p>2.55646350710456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02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548" calcext:value-type="float">
            <text:p>0.9999998615</text:p>
          </table:table-cell>
          <table:table-cell table:style-name="ce3" office:value-type="float" office:value="-0.000000364394651786171" calcext:value-type="float">
            <text:p>-3.64394651786171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5976828" calcext:value-type="float">
            <text:p>2.630201759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7597682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4.53667367676418E-035" calcext:value-type="float">
            <text:p>4.53667367676418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3667367676418E-035" calcext:value-type="float">
            <text:p>4.53667367676418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6964" calcext:value-type="float">
            <text:p>3483.0380852696</text:p>
          </table:table-cell>
          <table:table-cell/>
          <table:table-cell table:style-name="ce3" office:value-type="float" office:value="0.999999999994077" calcext:value-type="float">
            <text:p>1</text:p>
          </table:table-cell>
          <table:table-cell table:style-name="ce3" office:value-type="float" office:value="-0.000000020631432562368" calcext:value-type="float">
            <text:p>-2.063143256236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6964" calcext:value-type="float">
            <text:p>3483.0380852696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638969" calcext:value-type="float">
            <text:p>1.0000000064</text:p>
          </table:table-cell>
          <table:table-cell table:formula="of:=[.M33]-[.O33]" office:value-type="float" office:value="0.0000222555299842497" calcext:value-type="float">
            <text:p>2.23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55646350710456E-034" calcext:value-type="float">
            <text:p>2.55646350710456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2.55646350710456E-034" calcext:value-type="float">
            <text:p>2.55646350710456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02" calcext:value-type="float">
            <text:p>2.6302017601</text:p>
          </table:table-cell>
          <table:table-cell/>
          <table:table-cell table:style-name="ce3" office:value-type="float" office:value="2.63020175976828" calcext:value-type="float">
            <text:p>2.6302017598</text:p>
          </table:table-cell>
          <table:table-cell/>
          <table:table-cell table:style-name="ce3" office:value-type="float" office:value="1.00000000012841" calcext:value-type="float">
            <text:p>1.0000000001</text:p>
          </table:table-cell>
          <table:table-cell table:style-name="ce3" office:value-type="float" office:value="0.000000000337744054945688" calcext:value-type="float">
            <text:p>3.37744054945688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5976828" calcext:value-type="float">
            <text:p>2.6302017598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61329136" calcext:value-type="float">
            <text:p>0.9999998613</text:p>
          </table:table-cell>
          <table:table-cell table:formula="of:=[.M36]-[.O36]" office:value-type="float" office:value="-0.000000364732400282008" calcext:value-type="float">
            <text:p>-3.6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4.53667367676418E-035" calcext:value-type="float">
            <text:p>4.53667367676418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3667367676418E-035" calcext:value-type="float">
            <text:p>4.53667367676418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118234311230481" calcext:value-type="float">
            <text:p>-1.1823431123048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55646350710456E-034" calcext:value-type="float">
            <text:p>2.55646350710456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2.55646350710456E-034" calcext:value-type="float">
            <text:p>2.55646350710456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02" calcext:value-type="float">
            <text:p>2.6302017601</text:p>
          </table:table-cell>
          <table:table-cell/>
          <table:table-cell table:style-name="ce3" office:value-type="float" office:value="2.63020176010629" calcext:value-type="float">
            <text:p>2.6302017601</text:p>
          </table:table-cell>
          <table:table-cell/>
          <table:table-cell table:style-name="ce3" office:value-type="float" office:value="0.9999999999999" calcext:value-type="float">
            <text:p>1</text:p>
          </table:table-cell>
          <table:table-cell table:style-name="ce3" office:value-type="float" office:value="-0.000000000000263788990650937" calcext:value-type="float">
            <text:p>-2.6378899065093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10629" calcext:value-type="float">
            <text:p>2.63020176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10629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4.53667367676418E-035" calcext:value-type="float">
            <text:p>4.53667367676418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3667367676418E-035" calcext:value-type="float">
            <text:p>4.53667367676418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33]" office:value-type="float" office:value="3483.03808526964" calcext:value-type="float">
            <text:p>3483.0380852696</text:p>
          </table:table-cell>
          <table:table-cell/>
          <table:table-cell table:formula="of:=[.M57]/[.O57]" office:value-type="float" office:value="0.99999999999408" calcext:value-type="float">
            <text:p>1</text:p>
          </table:table-cell>
          <table:table-cell table:formula="of:=[.M57]-[.O57]" office:value-type="float" office:value="-0.0000000206200638785958" calcext:value-type="float">
            <text:p>-2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29" calcext:value-type="float">
            <text:p>2.6302017601</text:p>
          </table:table-cell>
          <table:table-cell/>
          <table:table-cell table:style-name="ce4" table:formula="of:=[.F36]" office:value-type="float" office:value="2.63020175976828" calcext:value-type="float">
            <text:p>2.6302017598</text:p>
          </table:table-cell>
          <table:table-cell/>
          <table:table-cell table:formula="of:=[.M60]/[.O60]" office:value-type="float" office:value="1.00000000012851" calcext:value-type="float">
            <text:p>1.0000000001</text:p>
          </table:table-cell>
          <table:table-cell table:formula="of:=[.M60]-[.O60]" office:value-type="float" office:value="0.000000000338010064382388" calcext:value-type="float">
            <text:p>3.3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377" calcext:value-type="float">
            <text:p>1.0000000064</text:p>
          </table:table-cell>
          <table:table-cell table:formula="of:=[.M69]-[.O69]" office:value-type="float" office:value="0.0000222349099203711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29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57647" calcext:value-type="float">
            <text:p>0.9999998615</text:p>
          </table:table-cell>
          <table:table-cell table:formula="of:=[.M72]-[.O72]" office:value-type="float" office:value="-0.000000364394390217626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6.02227727078984E-034" calcext:value-type="float">
            <text:p>6.02227727078984E-034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6.02227727078984E-034" calcext:value-type="float">
            <text:p>6.02227727078984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26" calcext:value-type="float">
            <text:p>2.630201760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6010626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6.3660907591809E-035" calcext:value-type="float">
            <text:p>6.3660907591809E-03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6.3660907591809E-035" calcext:value-type="float">
            <text:p>6.3660907591809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7" calcext:value-type="float">
            <text:p>1.0000000064</text:p>
          </table:table-cell>
          <table:table-cell table:style-name="ce3" office:value-type="float" office:value="0.0000222349021896662" calcext:value-type="float">
            <text:p>2.22349021896662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5207" calcext:value-type="float">
            <text:p>3483.038085252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852520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6.02227727078984E-034" calcext:value-type="float">
            <text:p>6.02227727078984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6.02227727078984E-034" calcext:value-type="float">
            <text:p>6.02227727078984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638" calcext:value-type="float">
            <text:p>0.9999998615</text:p>
          </table:table-cell>
          <table:table-cell table:style-name="ce3" office:value-type="float" office:value="-0.0000003643944159748" calcext:value-type="float">
            <text:p>-3.643944159748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05629" calcext:value-type="float">
            <text:p>2.63020176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76005629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6.3660907591809E-035" calcext:value-type="float">
            <text:p>6.3660907591809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6.3660907591809E-035" calcext:value-type="float">
            <text:p>6.3660907591809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5207" calcext:value-type="float">
            <text:p>3483.0380852521</text:p>
          </table:table-cell>
          <table:table-cell/>
          <table:table-cell table:style-name="ce3" office:value-type="float" office:value="0.999999999999124" calcext:value-type="float">
            <text:p>1</text:p>
          </table:table-cell>
          <table:table-cell table:style-name="ce3" office:value-type="float" office:value="-0.00000000305135472444817" calcext:value-type="float">
            <text:p>-3.05135472444817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5207" calcext:value-type="float">
            <text:p>3483.0380852521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638464" calcext:value-type="float">
            <text:p>1.0000000064</text:p>
          </table:table-cell>
          <table:table-cell table:formula="of:=[.M33]-[.O33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6.02227727078984E-034" calcext:value-type="float">
            <text:p>6.02227727078984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6.02227727078984E-034" calcext:value-type="float">
            <text:p>6.02227727078984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05629" calcext:value-type="float">
            <text:p>2.6302017601</text:p>
          </table:table-cell>
          <table:table-cell/>
          <table:table-cell table:style-name="ce3" office:value-type="float" office:value="1.000000000019" calcext:value-type="float">
            <text:p>1</text:p>
          </table:table-cell>
          <table:table-cell table:style-name="ce3" office:value-type="float" office:value="0.0000000000499738028736374" calcext:value-type="float">
            <text:p>4.9973802873637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05629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61438637" calcext:value-type="float">
            <text:p>0.9999998614</text:p>
          </table:table-cell>
          <table:table-cell table:formula="of:=[.M36]-[.O36]" office:value-type="float" office:value="-0.000000364444390221763" calcext:value-type="float">
            <text:p>-3.6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6.3660907591809E-035" calcext:value-type="float">
            <text:p>6.3660907591809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6.3660907591809E-035" calcext:value-type="float">
            <text:p>6.3660907591809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6.02227727078984E-034" calcext:value-type="float">
            <text:p>6.02227727078984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6.02227727078984E-034" calcext:value-type="float">
            <text:p>6.02227727078984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0.999999999999973" calcext:value-type="float">
            <text:p>1</text:p>
          </table:table-cell>
          <table:table-cell table:style-name="ce3" office:value-type="float" office:value="-0.0000000000000697220059464598" calcext:value-type="float">
            <text:p>-6.9722005946459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6.3660907591809E-035" calcext:value-type="float">
            <text:p>6.3660907591809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6.3660907591809E-035" calcext:value-type="float">
            <text:p>6.3660907591809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33]" office:value-type="float" office:value="3483.03808525207" calcext:value-type="float">
            <text:p>3483.0380852521</text:p>
          </table:table-cell>
          <table:table-cell/>
          <table:table-cell table:formula="of:=[.M57]/[.O57]" office:value-type="float" office:value="0.999999999999124" calcext:value-type="float">
            <text:p>1</text:p>
          </table:table-cell>
          <table:table-cell table:formula="of:=[.M57]-[.O57]" office:value-type="float" office:value="-0.00000000304999048239551" calcext:value-type="float">
            <text:p>-3.0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36]" office:value-type="float" office:value="2.63020176005629" calcext:value-type="float">
            <text:p>2.6302017601</text:p>
          </table:table-cell>
          <table:table-cell/>
          <table:table-cell table:formula="of:=[.M60]/[.O60]" office:value-type="float" office:value="1.00000000001903" calcext:value-type="float">
            <text:p>1</text:p>
          </table:table-cell>
          <table:table-cell table:formula="of:=[.M60]-[.O60]" office:value-type="float" office:value="0.0000000000500399721659051" calcext:value-type="float">
            <text:p>5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377" calcext:value-type="float">
            <text:p>1.0000000064</text:p>
          </table:table-cell>
          <table:table-cell table:formula="of:=[.M69]-[.O69]" office:value-type="float" office:value="0.0000222349099203711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57663" calcext:value-type="float">
            <text:p>0.9999998615</text:p>
          </table:table-cell>
          <table:table-cell table:formula="of:=[.M72]-[.O72]" office:value-type="float" office:value="-0.00000036439435024959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7" calcext:value-type="float">
            <text:p>1.0000000064</text:p>
          </table:table-cell>
          <table:table-cell table:style-name="ce3" office:value-type="float" office:value="0.0000222349021896662" calcext:value-type="float">
            <text:p>2.22349021896662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48" calcext:value-type="float">
            <text:p>3483.038085249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8524948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664" calcext:value-type="float">
            <text:p>0.9999998615</text:p>
          </table:table-cell>
          <table:table-cell table:style-name="ce3" office:value-type="float" office:value="-0.000000364394347140973" calcext:value-type="float">
            <text:p>-3.64394347140973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09874" calcext:value-type="float">
            <text:p>2.63020176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7600987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48" calcext:value-type="float">
            <text:p>3483.0380852495</text:p>
          </table:table-cell>
          <table:table-cell/>
          <table:table-cell table:style-name="ce3" office:value-type="float" office:value="0.999999999999866" calcext:value-type="float">
            <text:p>1</text:p>
          </table:table-cell>
          <table:table-cell table:style-name="ce3" office:value-type="float" office:value="-0.000000000465661287307739" calcext:value-type="float">
            <text:p>-4.6566128730773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48" calcext:value-type="float">
            <text:p>3483.0380852495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63839" calcext:value-type="float">
            <text:p>1.0000000064</text:p>
          </table:table-cell>
          <table:table-cell table:formula="of:=[.M33]-[.O33]" office:value-type="float" office:value="0.0000222353701246902" calcext:value-type="float">
            <text:p>2.22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09874" calcext:value-type="float">
            <text:p>2.6302017601</text:p>
          </table:table-cell>
          <table:table-cell/>
          <table:table-cell table:style-name="ce3" office:value-type="float" office:value="1.00000000000289" calcext:value-type="float">
            <text:p>1</text:p>
          </table:table-cell>
          <table:table-cell table:style-name="ce3" office:value-type="float" office:value="0.00000000000759081686396712" calcext:value-type="float">
            <text:p>7.5908168639671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09874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61454777" calcext:value-type="float">
            <text:p>0.9999998615</text:p>
          </table:table-cell>
          <table:table-cell table:formula="of:=[.M36]-[.O36]" office:value-type="float" office:value="-0.000000364401940178283" calcext:value-type="float">
            <text:p>-3.6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363797880709171" calcext:value-type="float">
            <text:p>3.63797880709171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4901" calcext:value-type="float">
            <text:p>3483.03808524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4901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8.88178419700125E-016" calcext:value-type="float">
            <text:p>-8.8817841970012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1" calcext:value-type="float">
            <text:p>3483.038085249</text:p>
          </table:table-cell>
          <table:table-cell/>
          <table:table-cell table:style-name="ce4" table:formula="of:=[.F33]" office:value-type="float" office:value="3483.03808524948" calcext:value-type="float">
            <text:p>3483.0380852495</text:p>
          </table:table-cell>
          <table:table-cell/>
          <table:table-cell table:formula="of:=[.M57]/[.O57]" office:value-type="float" office:value="0.999999999999865" calcext:value-type="float">
            <text:p>1</text:p>
          </table:table-cell>
          <table:table-cell table:formula="of:=[.M57]-[.O57]" office:value-type="float" office:value="-0.000000000470208760816604" calcext:value-type="float">
            <text:p>-4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36]" office:value-type="float" office:value="2.63020176009874" calcext:value-type="float">
            <text:p>2.6302017601</text:p>
          </table:table-cell>
          <table:table-cell/>
          <table:table-cell table:formula="of:=[.M60]/[.O60]" office:value-type="float" office:value="1.00000000000289" calcext:value-type="float">
            <text:p>1</text:p>
          </table:table-cell>
          <table:table-cell table:formula="of:=[.M60]-[.O60]" office:value-type="float" office:value="0.00000000000758992868554742" calcext:value-type="float">
            <text:p>7.59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1" calcext:value-type="float">
            <text:p>3483.0380852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377" calcext:value-type="float">
            <text:p>1.0000000064</text:p>
          </table:table-cell>
          <table:table-cell table:formula="of:=[.M69]-[.O69]" office:value-type="float" office:value="0.0000222348999159294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57663" calcext:value-type="float">
            <text:p>0.9999998615</text:p>
          </table:table-cell>
          <table:table-cell table:formula="of:=[.M72]-[.O72]" office:value-type="float" office:value="-0.00000036439435024959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-6.90333303059677E-037" calcext:value-type="float">
            <text:p>-6.90333303059677E-03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-6.90333303059677E-037" calcext:value-type="float">
            <text:p>-6.90333303059677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2.24689415342385E-034" calcext:value-type="float">
            <text:p>-2.24689415342385E-034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2.24689415342385E-034" calcext:value-type="float">
            <text:p>-2.24689415342385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8.48483144306071E-037" calcext:value-type="float">
            <text:p>-8.48483144306071E-037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8.48483144306071E-037" calcext:value-type="float">
            <text:p>-8.48483144306071E-03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3.11382215323984E-035" calcext:value-type="float">
            <text:p>-3.11382215323984E-03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3.11382215323984E-035" calcext:value-type="float">
            <text:p>-3.11382215323984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7" calcext:value-type="float">
            <text:p>1.0000000064</text:p>
          </table:table-cell>
          <table:table-cell table:style-name="ce3" office:value-type="float" office:value="0.0000222348999159294" calcext:value-type="float">
            <text:p>2.2234899915929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9" calcext:value-type="float">
            <text:p>3483.038085249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8524909" calcext:value-type="float">
            <text:p>-3.48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-6.90333303059677E-037" calcext:value-type="float">
            <text:p>-6.90333303059677E-03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6.90333303059677E-037" calcext:value-type="float">
            <text:p>-6.90333303059677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6301411" calcext:value-type="float">
            <text:p>3483.0380630141</text:p>
          </table:table-cell>
          <table:table-cell/>
          <table:table-cell table:formula="of:=[.T22]/[.V22]" office:value-type="float" office:value="1.00000000638377" calcext:value-type="float">
            <text:p>1.0000000064</text:p>
          </table:table-cell>
          <table:table-cell table:formula="of:=[.T22]-[.V22]" office:value-type="float" office:value="0.0000222348999159294" calcext:value-type="float">
            <text:p>2.22348999159294E-00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.24689415342385E-034" calcext:value-type="float">
            <text:p>-2.24689415342385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2.24689415342385E-034" calcext:value-type="float">
            <text:p>-2.24689415342385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665" calcext:value-type="float">
            <text:p>0.9999998615</text:p>
          </table:table-cell>
          <table:table-cell table:style-name="ce3" office:value-type="float" office:value="-0.000000364394343588259" calcext:value-type="float">
            <text:p>-3.64394343588259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516" calcext:value-type="float">
            <text:p>2.63020176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76010516" calcext:value-type="float">
            <text:p>-2.63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8.48483144306071E-037" calcext:value-type="float">
            <text:p>-8.48483144306071E-03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8.48483144306071E-037" calcext:value-type="float">
            <text:p>-8.48483144306071E-03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212450068" calcext:value-type="float">
            <text:p>2.6302021245</text:p>
          </table:table-cell>
          <table:table-cell/>
          <table:table-cell table:formula="of:=[.T25]/[.V25]" office:value-type="float" office:value="0.999999861457663" calcext:value-type="float">
            <text:p>0.9999998615</text:p>
          </table:table-cell>
          <table:table-cell table:formula="of:=[.T25]-[.V25]" office:value-type="float" office:value="-0.000000364394350249597" calcext:value-type="float">
            <text:p>-3.64394350249597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3.11382215323984E-035" calcext:value-type="float">
            <text:p>-3.11382215323984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3.11382215323984E-035" calcext:value-type="float">
            <text:p>-3.11382215323984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9" calcext:value-type="float">
            <text:p>3483.0380852491</text:p>
          </table:table-cell>
          <table:table-cell/>
          <table:table-cell table:style-name="ce3" office:value-type="float" office:value="0.999999999999979" calcext:value-type="float">
            <text:p>1</text:p>
          </table:table-cell>
          <table:table-cell table:style-name="ce3" office:value-type="float" office:value="-0.0000000000718500814400613" calcext:value-type="float">
            <text:p>-7.1850081440061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9" calcext:value-type="float">
            <text:p>3483.0380852491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638379" calcext:value-type="float">
            <text:p>1.0000000064</text:p>
          </table:table-cell>
          <table:table-cell table:formula="of:=[.M33]-[.O33]" office:value-type="float" office:value="0.0000222349799514632" calcext:value-type="float">
            <text:p>2.22E-005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-6.90333303059677E-037" calcext:value-type="float">
            <text:p>-6.90333303059677E-03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6.90333303059677E-037" calcext:value-type="float">
            <text:p>-6.90333303059677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9" calcext:value-type="float">
            <text:p>3483.0380852491</text:p>
          </table:table-cell>
          <table:table-cell/>
          <table:table-cell table:formula="of:=[.T34]/[.V34]" office:value-type="float" office:value="0.999999999999977" calcext:value-type="float">
            <text:p>1</text:p>
          </table:table-cell>
          <table:table-cell table:formula="of:=[.T34]-[.V34]" office:value-type="float" office:value="-0.0000000000800355337560177" calcext:value-type="float">
            <text:p>-8.00355337560177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.24689415342385E-034" calcext:value-type="float">
            <text:p>-2.24689415342385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2.24689415342385E-034" calcext:value-type="float">
            <text:p>-2.24689415342385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16" calcext:value-type="float">
            <text:p>2.6302017601</text:p>
          </table:table-cell>
          <table:table-cell/>
          <table:table-cell table:style-name="ce3" office:value-type="float" office:value="1.00000000000045" calcext:value-type="float">
            <text:p>1</text:p>
          </table:table-cell>
          <table:table-cell table:style-name="ce3" office:value-type="float" office:value="0.00000000000117461596005342" calcext:value-type="float">
            <text:p>1.1746159600534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516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61457218" calcext:value-type="float">
            <text:p>0.9999998615</text:p>
          </table:table-cell>
          <table:table-cell table:formula="of:=[.M36]-[.O36]" office:value-type="float" office:value="-0.000000364395519980576" calcext:value-type="float">
            <text:p>-3.64E-007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8.48483144306071E-037" calcext:value-type="float">
            <text:p>-8.48483144306071E-03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8.48483144306071E-037" calcext:value-type="float">
            <text:p>-8.48483144306071E-03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16" calcext:value-type="float">
            <text:p>2.6302017601</text:p>
          </table:table-cell>
          <table:table-cell/>
          <table:table-cell table:formula="of:=[.T37]/[.V37]" office:value-type="float" office:value="1.00000000000044" calcext:value-type="float">
            <text:p>1</text:p>
          </table:table-cell>
          <table:table-cell table:formula="of:=[.T37]-[.V37]" office:value-type="float" office:value="0.00000000000116973097874507" calcext:value-type="float">
            <text:p>1.16973097874507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3.11382215323984E-035" calcext:value-type="float">
            <text:p>-3.11382215323984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3.11382215323984E-035" calcext:value-type="float">
            <text:p>-3.11382215323984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500222085975111" calcext:value-type="float">
            <text:p>-5.00222085975111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4902" calcext:value-type="float">
            <text:p>-3.48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-6.90333303059677E-037" calcext:value-type="float">
            <text:p>-6.90333303059677E-03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6.90333303059677E-037" calcext:value-type="float">
            <text:p>-6.90333303059677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3483.03808524902" calcext:value-type="float">
            <text:p>3483.038085249</text:p>
          </table:table-cell>
          <table:table-cell/>
          <table:table-cell table:formula="of:=[.T46]/[.V46]" office:value-type="float" office:value="0.999999999999997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2.24689415342385E-034" calcext:value-type="float">
            <text:p>-2.24689415342385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2.24689415342385E-034" calcext:value-type="float">
            <text:p>-2.24689415342385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88178419700125E-016" calcext:value-type="float">
            <text:p>8.8817841970012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10633" calcext:value-type="float">
            <text:p>-2.63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8.48483144306071E-037" calcext:value-type="float">
            <text:p>-8.48483144306071E-03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8.48483144306071E-037" calcext:value-type="float">
            <text:p>-8.48483144306071E-03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2.63020176010633" calcext:value-type="float">
            <text:p>2.630201760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3.11382215323984E-035" calcext:value-type="float">
            <text:p>-3.11382215323984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3.11382215323984E-035" calcext:value-type="float">
            <text:p>-3.11382215323984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33]" office:value-type="float" office:value="3483.03808524909" calcext:value-type="float">
            <text:p>3483.0380852491</text:p>
          </table:table-cell>
          <table:table-cell/>
          <table:table-cell table:formula="of:=[.M57]/[.O57]" office:value-type="float" office:value="0.99999999999998" calcext:value-type="float">
            <text:p>1</text:p>
          </table:table-cell>
          <table:table-cell table:formula="of:=[.M57]-[.O57]" office:value-type="float" office:value="-0.0000000000700310920365155" calcext:value-type="float">
            <text:p>-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36]" office:value-type="float" office:value="2.63020176010516" calcext:value-type="float">
            <text:p>2.6302017601</text:p>
          </table:table-cell>
          <table:table-cell/>
          <table:table-cell table:formula="of:=[.M60]/[.O60]" office:value-type="float" office:value="1.00000000000044" calcext:value-type="float">
            <text:p>1</text:p>
          </table:table-cell>
          <table:table-cell table:formula="of:=[.M60]-[.O60]" office:value-type="float" office:value="0.00000000000116973097874507" calcext:value-type="float">
            <text:p>1.17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377" calcext:value-type="float">
            <text:p>1.0000000064</text:p>
          </table:table-cell>
          <table:table-cell table:formula="of:=[.M69]-[.O69]" office:value-type="float" office:value="0.0000222349099203711" calcext:value-type="float">
            <text:p>2.22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57663" calcext:value-type="float">
            <text:p>0.9999998615</text:p>
          </table:table-cell>
          <table:table-cell table:formula="of:=[.M72]-[.O72]" office:value-type="float" office:value="-0.000000364394350249597" calcext:value-type="float">
            <text:p>-3.64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83.0380630141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01325860647958E-018" calcext:value-type="float">
            <text:p>1.01325860647958E-018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01325860647958E-018" calcext:value-type="float">
            <text:p>1.01325860647958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5.31873073880981E-034" calcext:value-type="float">
            <text:p>-5.31873073880981E-034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5.31873073880981E-034" calcext:value-type="float">
            <text:p>-5.31873073880981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2.6302021245006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8.97156247490455E-022" calcext:value-type="float">
            <text:p>8.97156247490455E-022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8.97156247490455E-022" calcext:value-type="float">
            <text:p>8.97156247490455E-02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2.01447761665917E-035" calcext:value-type="float">
            <text:p>-2.01447761665917E-03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01447761665917E-035" calcext:value-type="float">
            <text:p>-2.01447761665917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style-name="ce3" office:value-type="float" office:value="1.00000000638377" calcext:value-type="float">
            <text:p>1.0000000064</text:p>
          </table:table-cell>
          <table:table-cell table:style-name="ce3" office:value-type="float" office:value="0.0000222349012801715" calcext:value-type="float">
            <text:p>2.2234901280171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83.03808524903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01325860647958E-018" calcext:value-type="float">
            <text:p>1.01325860647958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01325860647958E-018" calcext:value-type="float">
            <text:p>1.01325860647958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5.31873073880981E-034" calcext:value-type="float">
            <text:p>-5.31873073880981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5.31873073880981E-034" calcext:value-type="float">
            <text:p>-5.31873073880981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style-name="ce3" office:value-type="float" office:value="0.999999861457665" calcext:value-type="float">
            <text:p>0.9999998615</text:p>
          </table:table-cell>
          <table:table-cell table:style-name="ce3" office:value-type="float" office:value="-0.000000364394344032348" calcext:value-type="float">
            <text:p>-3.64394344032348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615" calcext:value-type="float">
            <text:p>2.630201760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63020176010615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8.97156247490455E-022" calcext:value-type="float">
            <text:p>8.97156247490455E-02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8.97156247490455E-022" calcext:value-type="float">
            <text:p>8.97156247490455E-02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01447761665917E-035" calcext:value-type="float">
            <text:p>-2.01447761665917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2.01447761665917E-035" calcext:value-type="float">
            <text:p>-2.01447761665917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59161572810262" calcext:value-type="float">
            <text:p>-1.5916157281026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33]/[.O33]" office:value-type="float" office:value="1.00000000638377" calcext:value-type="float">
            <text:p>1.0000000064</text:p>
          </table:table-cell>
          <table:table-cell table:formula="of:=[.M33]-[.O33]" office:value-type="float" office:value="0.0000222349199248129" calcext:value-type="float">
            <text:p>2.22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01325860647958E-018" calcext:value-type="float">
            <text:p>1.01325860647958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01325860647958E-018" calcext:value-type="float">
            <text:p>1.01325860647958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5.31873073880981E-034" calcext:value-type="float">
            <text:p>-5.31873073880981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5.31873073880981E-034" calcext:value-type="float">
            <text:p>-5.31873073880981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15" calcext:value-type="float">
            <text:p>2.6302017601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184297022087776" calcext:value-type="float">
            <text:p>1.84297022087776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615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36]/[.O36]" office:value-type="float" office:value="0.999999861457594" calcext:value-type="float">
            <text:p>0.9999998615</text:p>
          </table:table-cell>
          <table:table-cell table:formula="of:=[.M36]-[.O36]" office:value-type="float" office:value="-0.000000364394530105727" calcext:value-type="float">
            <text:p>-3.6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8.97156247490455E-022" calcext:value-type="float">
            <text:p>8.97156247490455E-02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8.97156247490455E-022" calcext:value-type="float">
            <text:p>8.97156247490455E-02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01447761665917E-035" calcext:value-type="float">
            <text:p>-2.01447761665917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2.01447761665917E-035" calcext:value-type="float">
            <text:p>-2.01447761665917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01325860647958E-018" calcext:value-type="float">
            <text:p>1.01325860647958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01325860647958E-018" calcext:value-type="float">
            <text:p>1.01325860647958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5.31873073880981E-034" calcext:value-type="float">
            <text:p>-5.31873073880981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5.31873073880981E-034" calcext:value-type="float">
            <text:p>-5.31873073880981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88178419700125E-016" calcext:value-type="float">
            <text:p>8.8817841970012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8.97156247490455E-022" calcext:value-type="float">
            <text:p>8.97156247490455E-02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8.97156247490455E-022" calcext:value-type="float">
            <text:p>8.97156247490455E-02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2.01447761665917E-035" calcext:value-type="float">
            <text:p>-2.01447761665917E-03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inf</text:p>
          </table:table-cell>
          <table:table-cell table:style-name="ce3" office:value-type="float" office:value="-2.01447761665917E-035" calcext:value-type="float">
            <text:p>-2.01447761665917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1316282072803" calcext:value-type="float">
            <text:p>-2.131628207280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57]/[.O57]" office:value-type="float" office:value="0.999999999999997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36]" office:value-type="float" office:value="2.63020176010615" calcext:value-type="float">
            <text:p>2.6302017601</text:p>
          </table:table-cell>
          <table:table-cell/>
          <table:table-cell table:formula="of:=[.M60]/[.O60]" office:value-type="float" office:value="1.00000000000007" calcext:value-type="float">
            <text:p>1</text:p>
          </table:table-cell>
          <table:table-cell table:formula="of:=[.M60]-[.O60]" office:value-type="float" office:value="0.000000000000179856129989275" calcext:value-type="float">
            <text:p>1.8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02" calcext:value-type="float">
            <text:p>3483.038085249</text:p>
          </table:table-cell>
          <table:table-cell/>
          <table:table-cell table:style-name="ce4" table:formula="of:=[.F21]" office:value-type="float" office:value="3483.03806301411" calcext:value-type="float">
            <text:p>3483.0380630141</text:p>
          </table:table-cell>
          <table:table-cell/>
          <table:table-cell table:formula="of:=[.M69]/[.O69]" office:value-type="float" office:value="1.00000000638377" calcext:value-type="float">
            <text:p>1.0000000064</text:p>
          </table:table-cell>
          <table:table-cell table:formula="of:=[.M69]-[.O69]" office:value-type="float" office:value="0.0000222349099203711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3" calcext:value-type="float">
            <text:p>2.6302017601</text:p>
          </table:table-cell>
          <table:table-cell/>
          <table:table-cell table:style-name="ce4" table:formula="of:=[.F24]" office:value-type="float" office:value="2.63020212450068" calcext:value-type="float">
            <text:p>2.6302021245</text:p>
          </table:table-cell>
          <table:table-cell/>
          <table:table-cell table:formula="of:=[.M72]/[.O72]" office:value-type="float" office:value="0.999999861457663" calcext:value-type="float">
            <text:p>0.9999998615</text:p>
          </table:table-cell>
          <table:table-cell table:formula="of:=[.M72]-[.O72]" office:value-type="float" office:value="-0.00000036439435024959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2T12:55:19.407573268</dc:date>
    <dc:creator>Stacha Petrovic</dc:creator>
    <meta:editing-duration>P28DT15H19M54S</meta:editing-duration>
    <meta:editing-cycles>761</meta:editing-cycles>
    <meta:document-statistic meta:table-count="8" meta:cell-count="3307" meta:object-count="0"/>
    <meta:user-defined meta:name="qrichtext">1</meta:user-defined>
  </office:meta>
</office:document-meta>
</file>